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background-color="#FFFF00"/>
    </style:style>
    <style:style style:name="T3" style:parent-style-name="Absatz-Standardschriftart" style:family="text">
      <style:text-properties fo:background-color="#00FF00"/>
    </style:style>
    <style:style style:name="T4" style:parent-style-name="Absatz-Standardschriftart" style:family="text">
      <style:text-properties fo:background-color="#FF00FF"/>
    </style:style>
    <style:style style:name="T5" style:parent-style-name="Absatz-Standardschriftart" style:family="text">
      <style:text-properties fo:background-color="#00FFFF"/>
    </style:style>
    <style:style style:name="T6" style:parent-style-name="Absatz-Standardschriftart" style:family="text">
      <style:text-properties fo:background-color="#FF00FF"/>
    </style:style>
    <style:style style:name="T7" style:parent-style-name="Absatz-Standardschriftart" style:family="text">
      <style:text-properties fo:background-color="#FF00FF"/>
    </style:style>
    <style:style style:name="T8" style:parent-style-name="Absatz-Standardschriftart" style:family="text">
      <style:text-properties fo:background-color="#00FFFF"/>
    </style:style>
    <style:style style:name="T9" style:parent-style-name="Absatz-Standardschriftart" style:family="text">
      <style:text-properties fo:background-color="#00FFFF"/>
    </style:style>
    <style:style style:name="P10" style:parent-style-name="Standard" style:family="paragraph">
      <style:text-properties fo:background-color="#FF00FF"/>
    </style:style>
    <style:style style:name="P11" style:parent-style-name="Standard" style:family="paragraph">
      <style:text-properties fo:background-color="#FF00FF"/>
    </style:style>
    <style:style style:name="T12" style:parent-style-name="Absatz-Standardschriftart" style:family="text">
      <style:text-properties fo:background-color="#FF00FF"/>
    </style:style>
    <style:style style:name="T13" style:parent-style-name="Absatz-Standardschriftart" style:family="text">
      <style:text-properties fo:background-color="#00FFFF"/>
    </style:style>
    <style:style style:name="T14" style:parent-style-name="Absatz-Standardschriftart" style:family="text">
      <style:text-properties fo:background-color="#FF00FF"/>
    </style:style>
    <style:style style:name="T15" style:parent-style-name="Absatz-Standardschriftart" style:family="text">
      <style:text-properties fo:background-color="#FFFF00"/>
    </style:style>
    <style:style style:name="T16" style:parent-style-name="Absatz-Standardschriftart" style:family="text">
      <style:text-properties fo:background-color="#FFFF00"/>
    </style:style>
    <style:style style:name="P17" style:parent-style-name="Standard" style:family="paragraph">
      <style:text-properties fo:background-color="#FFFF00"/>
    </style:style>
    <style:style style:name="P18" style:parent-style-name="Standard" style:family="paragraph">
      <style:text-properties fo:background-color="#FFFF00"/>
    </style:style>
    <style:style style:name="P19" style:parent-style-name="Standard" style:family="paragraph">
      <style:text-properties fo:background-color="#FFFF00"/>
    </style:style>
    <style:style style:name="P20" style:parent-style-name="Standard" style:family="paragraph">
      <style:text-properties fo:background-color="#FFFF00"/>
    </style:style>
    <style:style style:name="P21" style:parent-style-name="Standard" style:family="paragraph">
      <style:text-properties fo:background-color="#FFFF00"/>
    </style:style>
    <style:style style:name="T22" style:parent-style-name="Absatz-Standardschriftart" style:family="text">
      <style:text-properties fo:background-color="#FFFF00"/>
    </style:style>
    <style:style style:name="T23" style:parent-style-name="Absatz-Standardschriftart" style:family="text">
      <style:text-properties fo:background-color="#FFFF00"/>
    </style:style>
  </office:automatic-styles>
  <office:body>
    <office:text text:use-soft-page-breaks="true">
      <text:p text:style-name="P1">Nachdenkzettel Logging</text:p>
      <text:p text:style-name="Standard"/>
      <text:p text:style-name="Standard">….....................................................................................................</text:p>
      <text:p text:style-name="Standard">Vorname, Name, Matrikelnummer</text:p>
      <text:p text:style-name="Standard"/>
      <text:p text:style-name="Standard"><text:s text:c="36"/></text:p>
      <text:p text:style-name="Standard">1. Kennzeichnen Sie in der Config die<text:s/>Stellen wo über das</text:p>
      <text:p text:style-name="Standard"><text:span text:style-name="T2">- was geloggt wird</text:span></text:p>
      <text:p text:style-name="Standard"><text:span text:style-name="T3">- wieviel geloggt wird</text:span></text:p>
      <text:p text:style-name="Standard"><text:span text:style-name="T4">- wo geloggt wird</text:span></text:p>
      <text:p text:style-name="Standard"><text:span text:style-name="T5">- wie geloggt wird</text:span></text:p>
      <text:p text:style-name="Standard">entschieden wird</text:p>
      <text:p text:style-name="Standard"/>
      <text:p text:style-name="Standard"/>
      <text:p text:style-name="Standard"/>
      <text:p text:style-name="Standard">&lt;Configuration&gt;</text:p>
      <text:p text:style-name="Standard"><text:s text:c="4"/>&lt;Appenders&gt;</text:p>
      <text:p text:style-name="Standard"><text:s text:c="8"/><text:span text:style-name="T6">&lt;File name="A1" fileName="A1.log" append="false"&gt;</text:span></text:p>
      <text:p text:style-name="Standard"><text:span text:style-name="T7"><text:s text:c="12"/></text:span><text:span text:style-name="T8">&lt;PatternLayout<text:s/></text:span><text:span text:style-name="T9">pattern="%t %-5p %c{2} - %m%n"/&gt;</text:span></text:p>
      <text:p text:style-name="P10"><text:s text:c="8"/>&lt;/File&gt;</text:p>
      <text:p text:style-name="P11"><text:s text:c="8"/>&lt;Console name="STDOUT" target="SYSTEM_OUT"&gt;</text:p>
      <text:p text:style-name="Standard"><text:span text:style-name="T12"><text:s text:c="12"/></text:span><text:span text:style-name="T13">&lt;PatternLayout pattern="%d %-5p [%t] %C{2} (%F:%L) - %m%n"/&gt;</text:span></text:p>
      <text:p text:style-name="Standard"><text:span text:style-name="T14"><text:s text:c="8"/>&lt;/Console&gt;</text:span></text:p>
      <text:p text:style-name="Standard"><text:s text:c="4"/>&lt;/Appenders&gt;</text:p>
      <text:p text:style-name="Standard"><text:s text:c="4"/>&lt;Loggers&gt;</text:p>
      <text:p text:style-name="Standard"/>
      <text:p text:style-name="Standard"><text:s text:c="8"/><text:span text:style-name="T15">&lt;!-- You my want to def</text:span><text:span text:style-name="T16">ine class or package level per-logger rules --&gt;</text:span></text:p>
      <text:p text:style-name="P17"><text:s text:c="8"/>&lt;Logger name="se2examples.core.businessLogic.VehicleManager" level="debug"&gt;</text:p>
      <text:p text:style-name="P18"><text:s text:c="12"/>&lt;AppenderRef ref="A1"/&gt;</text:p>
      <text:p text:style-name="P19"><text:s text:c="8"/>&lt;/Logger&gt;</text:p>
      <text:p text:style-name="P20"><text:s text:c="8"/>&lt;Root level="debug"&gt;</text:p>
      <text:p text:style-name="P21"><text:s text:c="12"/>&lt;AppenderRef ref="STDOUT"/&gt;</text:p>
      <text:p text:style-name="Standard"><text:span text:style-name="T22"><text:s/></text:span><text:span text:style-name="T23"><text:s text:c="7"/>&lt;/Root&gt;</text:span></text:p>
      <text:p text:style-name="Standard"><text:s text:c="4"/>&lt;/Loggers&gt;</text:p>
      <text:p text:style-name="Standard">&lt;/Configuration&gt;</text:p>
      <text:p text:style-name="Standard"/>
      <text:p text:style-name="Standard">1.2 Wie würde man erreichen, dass für alle Klassen innerhalb eines Packages ein spezieller Loglevel gelten würde? Könnte man auch alle Klassen eines Packages in ein anderes File loggen?</text:p>
      <text:p text:style-name="Standard"/>
      <text:p text:style-name="Standard">&lt;Logger name="com.package.example" level="debug"&gt;</text:p>
      <text:p text:style-name="Standard"><text:s/><text:tab/>&lt;AppenderRef ref="ExampleAppender"/&gt;</text:p>
      <text:p text:style-name="Standard">&lt;/Logger&gt;</text:p>
      <text:p text:style-name="Standard"/>
      <text:p text:style-name="Standard">&lt;Logger name="com.package.anotherexample " level="info"&gt;</text:p>
      <text:p text:style-name="Standard"><text:s/><text:tab/>&lt;AppenderRef ref="OtherExampleAppender"/&gt;</text:p>
      <text:p text:style-name="Standard">&lt;/Logger&gt;</text:p>
      <text:p text:style-name="Standard"/>
      <text:p text:style-name="Standard"/>
      <text:p text:style-name="Standard"/>
      <text:soft-page-break/>
      <text:p text:style-name="Standard">2. Geben Sie je<text:s/>ein Beispiel wann Sie den loglevel<text:s/>…<text:s/>verwenden</text:p>
      <text:p text:style-name="Standard">- error</text:p>
      <text:p text:style-name="Standard">File with path could not be found</text:p>
      <text:p text:style-name="Standard">- info</text:p>
      <text:p text:style-name="Standard">File sucessfully created</text:p>
      <text:p text:style-name="Standard">- debug</text:p>
      <text:p text:style-name="Standard">2 Elements in list</text:p>
      <text:p text:style-name="Standard"/>
      <text:p text:style-name="Standard"/>
      <text:p text:style-name="Standard"/>
      <text:p text:style-name="Standard">3. Sie verwenden einen FileAppender für das Logging. Jetzt<text:s text:c="26"/></text:p>
      <text:p text:style-name="Standard">soll Ihre Application im Datacenter laufen. Was machen Sie mit dem FileAppender?</text:p>
      <text:p text:style-name="Standard"/>
      <text:p text:style-name="Standard">To prevent the log files from growing endlessly, switch to a RollingFileAppender.</text:p>
      <text:p text:style-name="Standard"><text:s text:c="11"/></text:p>
      <text:p text:style-name="Standard"/>
      <text:p text:style-name="Standard">4. Macht logging Ihre Application langsamer? Was passiert wenn Sie log.debug(„foobar“); aufrufen? Wie sollte sich das Logging Subsystem verhalten?</text:p>
      <text:p text:style-name="Standard"/>
      <text:p text:style-name="Standard">Yes, it causes the application to slow down. It is possible to execute Loggers asynchronously:</text:p>
      <text:p text:style-name="Standard"/>
      <text:p text:style-name="Standard"/>
      <text:p text:style-name="Standard">5. Ein Request an Ihre Application durchläuft einen Proxy Server, dann einen Web Server, dann einen Application Server und<text:s/>dann die Datenbank. Auf jedem Server loggen Sie die Requests. Welches Problem tritt auf?</text:p>
      <text:p text:style-name="Standard"/>
      <text:p text:style-name="Standard">Because logs are divided into many files, debugging a mistake takes longer. For example, if you have a lot of requests per second, you can't always expect to discover the identical DB-Log entry for a log item in the Application Server Log.</text:p>
      <text:p text:style-name="Standard"/>
      <text:p text:style-name="Standard">6. Was sollten Sie pro Komponente/Tier loggen?</text:p>
      <text:p text:style-name="Standard"/>
      <text:p text:style-name="Standard">- keep track of inbound connections on the web server</text:p>
      <text:p text:style-name="Standard">- record information in both the app server and the database. Otherwise, you'll probably never figure out what generated the database log entry.)</text:p>
      <text:p text:style-name="Standard"/>
      <text:p text:style-name="Standard"/>
      <text:p text:style-name="Standard">7. Aus Geschwindigkeitsgründen halten Sie teure DB-Connections auf Vorrat in einem Pool. Jeder Request vom Client<text:s/>braucht dann eine Connection. Der Pool hat die Methoden:</text:p>
      <text:p text:style-name="Standard">DB Connection con = ConnectionPool.getConnection();</text:p>
      <text:p text:style-name="Standard">ConnectionPool.freeConnection( DBConnection dbCon);</text:p>
      <text:p text:style-name="Standard"/>
      <text:p text:style-name="Standard">Was loggen Sie in Ihrem App Server? Oder anders gefragt: Was wollen Sie beim Umgang mit dem<text:s/>Pool <text:s/>als Software-Architektin wissen?</text:p>
      <text:p text:style-name="Standard"/>
      <text:p text:style-name="Standard">- How many DB Connections are available for use? (or are in use)</text:p>
      <text:p text:style-name="Standard">- When a connection is used up and then released</text:p>
      <text:p text:style-name="Standard"/>
      <text:p text:style-name="Standard"/>
      <text:soft-page-break/>
      <text:p text:style-name="Standard">8. Sie fügen log-statements in die Login-Klasse ein. Was müssen Sie unbedingt beachten???</text:p>
      <text:p text:style-name="Standard">Tipp: <text:s/>Denken Sie über Userverhalten nach. Und über Mitarbeiter….</text:p>
      <text:p text:style-name="Standard"/>
      <text:p text:style-name="Standard">-<text:s/>Don't keep track of credentials - Keep track of incorrect login attempts as much as possible in case someone tries to access an account he doesn't contro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walter </meta:initial-creator>
    <dc:creator>Michael Dick</dc:creator>
    <meta:creation-date>2014-10-22T17:30:00Z</meta:creation-date>
    <dc:date>2022-05-20T13:56:00Z</dc:date>
    <meta:print-date>2019-10-24T11:42:00Z</meta:print-date>
    <meta:template xlink:href="Normal.dotm" xlink:type="simple"/>
    <meta:editing-cycles>31</meta:editing-cycles>
    <meta:editing-duration>PT0S</meta:editing-duration>
    <meta:document-statistic meta:page-count="3" meta:paragraph-count="7" meta:word-count="499" meta:character-count="3640" meta:row-count="26" meta:non-whitespace-character-count="3148"/>
  </office:meta>
</office:document-meta>
</file>